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427cm"/>
    </style:style>
    <style:style style:name="Таблица2.B" style:family="table-column">
      <style:table-column-properties style:column-width="1.882cm"/>
    </style:style>
    <style:style style:name="Таблица2.C" style:family="table-column">
      <style:table-column-properties style:column-width="1.995cm"/>
    </style:style>
    <style:style style:name="Таблица2.D" style:family="table-column">
      <style:table-column-properties style:column-width="2.602cm"/>
    </style:style>
    <style:style style:name="Таблица2.E" style:family="table-column">
      <style:table-column-properties style:column-width="2.69cm"/>
    </style:style>
    <style:style style:name="Таблица2.F" style:family="table-column">
      <style:table-column-properties style:column-width="1.799cm"/>
    </style:style>
    <style:style style:name="Таблица2.G" style:family="table-column">
      <style:table-column-properties style:column-width="3.5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2pt" officeooo:rsid="00080d19" officeooo:paragraph-rsid="00080d19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text-indent="1.199cm" style:auto-text-indent="false" style:page-number="auto"/>
      <style:text-properties fo:font-variant="normal" fo:text-transform="none" fo:color="#222222" style:text-line-through-style="none" style:text-line-through-type="none" style:font-name="Ubuntu" fo:font-size="20pt" fo:font-style="normal" style:text-underline-style="none" fo:font-weight="bold" officeooo:rsid="0003d4ce" officeooo:paragraph-rsid="0003d4ce" style:text-blinking="false" fo:background-color="#ffffff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margin-left="0cm" fo:margin-right="0cm" fo:text-indent="1.199cm" style:auto-text-indent="false"/>
      <style:text-properties style:font-name="Ubuntu" fo:font-size="20pt" fo:font-weight="bold" officeooo:rsid="0003d4ce" officeooo:paragraph-rsid="0003d4ce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margin-left="0cm" fo:margin-right="0cm" fo:text-indent="1.199cm" style:auto-text-indent="false"/>
      <style:text-properties style:font-name="Ubuntu" fo:font-size="12pt" fo:font-weight="normal" officeooo:rsid="0003d4ce" officeooo:paragraph-rsid="00051efe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margin-left="0cm" fo:margin-right="0cm" fo:text-indent="1.199cm" style:auto-text-indent="false"/>
      <style:text-properties style:font-name="Ubuntu" fo:font-size="12pt" fo:font-weight="normal" officeooo:paragraph-rsid="00051efe" style:font-size-asian="10.5pt" style:font-size-complex="12pt"/>
    </style:style>
    <style:style style:name="P6" style:family="paragraph" style:parent-style-name="Preformatted_20_Text">
      <style:paragraph-properties fo:margin-left="0cm" fo:margin-right="0cm" fo:text-indent="1.199cm" style:auto-text-indent="false"/>
      <style:text-properties style:font-name="Ubuntu" fo:font-size="12pt" fo:font-weight="normal" officeooo:paragraph-rsid="0005e813" style:font-size-asian="10.5pt" style:font-size-complex="12pt"/>
    </style:style>
    <style:style style:name="P7" style:family="paragraph" style:parent-style-name="Preformatted_20_Text">
      <style:paragraph-properties fo:margin-left="0cm" fo:margin-right="0cm" fo:text-indent="1.199cm" style:auto-text-indent="false"/>
      <style:text-properties style:font-name="Ubuntu" fo:font-size="12pt" fo:font-weight="bold" officeooo:rsid="00051efe" officeooo:paragraph-rsid="00051efe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0cm" fo:text-indent="1.199cm" style:auto-text-indent="false"/>
      <style:text-properties fo:color="#000000" style:font-name="Ubuntu" fo:font-size="12pt" fo:font-weight="normal" officeooo:rsid="0003d4ce" officeooo:paragraph-rsid="00051efe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text-indent="1.199cm" style:auto-text-indent="false"/>
      <style:text-properties officeooo:paragraph-rsid="000f31d4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22222" style:text-line-through-style="none" style:text-line-through-type="none" style:font-name="Ubuntu" fo:font-size="20pt" fo:font-style="normal" style:text-underline-style="none" fo:font-weight="bold" officeooo:rsid="0003d4ce" officeooo:paragraph-rsid="0003d4ce" style:text-blinking="false" fo:background-color="#ffffff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paragraph-rsid="0005e813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paragraph-rsid="000a979e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rsid="0005e813" officeooo:paragraph-rsid="0005e813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rsid="0005e813" officeooo:paragraph-rsid="000664d6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paragraph-rsid="00080d19" style:text-blinking="false" fo:background-color="transparent"/>
    </style:style>
    <style:style style:name="P16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rsid="00090f29" officeooo:paragraph-rsid="00090f29" style:text-blinking="false" fo:background-color="transparent"/>
    </style:style>
    <style:style style:name="P17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paragraph-rsid="000af579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fo:font-style="italic" style:text-underline-style="none" fo:font-weight="normal" officeooo:paragraph-rsid="000a979e" style:text-blinking="false" fo:background-color="transparent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officeooo:paragraph-rsid="000af579"/>
    </style:style>
    <style:style style:name="P20" style:family="paragraph" style:parent-style-name="Preformatted_20_Text">
      <style:paragraph-properties fo:margin-left="0cm" fo:margin-right="0cm" fo:text-indent="0cm" style:auto-text-indent="false"/>
      <style:text-properties style:font-name="Ubuntu" fo:font-size="12pt" fo:font-weight="bold" officeooo:rsid="00051efe" officeooo:paragraph-rsid="00051efe" style:font-size-asian="10.5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Ubuntu" fo:font-size="12pt" fo:font-weight="normal" officeooo:paragraph-rsid="00051efe" style:font-size-asian="10.5pt" style:font-size-complex="12pt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style:font-name="Ubuntu" fo:font-size="12pt" fo:font-weight="normal" officeooo:paragraph-rsid="000ba329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fo:color="#000000" style:font-name="Ubuntu" fo:font-size="12pt" fo:font-weight="normal" officeooo:paragraph-rsid="000f31d4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background-color="transparent" style:writing-mode="lr-tb">
        <style:background-image/>
      </style:paragraph-properties>
      <style:text-properties fo:color="#000000" style:font-name="Ubuntu" fo:font-size="12pt" fo:font-weight="normal" officeooo:rsid="00051efe" officeooo:paragraph-rsid="00080d19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5e813" officeooo:paragraph-rsid="0005e813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b90ae" officeooo:paragraph-rsid="000b90ae" style:text-blinking="false" fo:background-color="transparent" style:font-size-asian="12pt" style:font-size-complex="12pt"/>
    </style:style>
    <style:style style:name="P27" style:family="paragraph" style:parent-style-name="Text_20_body">
      <style:text-properties fo:color="#000000" style:font-name="Ubuntu" fo:font-size="12pt" fo:font-weight="normal" style:font-size-asian="12pt" style:font-size-complex="12pt"/>
    </style:style>
    <style:style style:name="P28" style:family="paragraph" style:parent-style-name="Text_20_body">
      <style:paragraph-properties fo:margin-top="0.212cm" fo:margin-bottom="0cm" style:contextual-spacing="false" fo:line-height="100%" style:writing-mode="lr-tb"/>
      <style:text-properties fo:color="#000000" style:font-name="Ubuntu" fo:font-size="12pt" fo:font-style="italic" fo:font-weight="normal" style:font-size-asian="12pt" style:font-style-asian="italic" style:font-size-complex="12pt" style:font-style-complex="italic"/>
    </style:style>
    <style:style style:name="P29" style:family="paragraph" style:parent-style-name="Table_20_Contents">
      <style:text-properties style:font-name="Ubuntu" fo:font-size="12pt" style:font-size-asian="12pt" style:font-size-complex="12pt"/>
    </style:style>
    <style:style style:name="P30" style:family="paragraph" style:parent-style-name="Table_20_Contents">
      <style:text-properties style:font-name="Ubuntu" fo:font-size="12pt" officeooo:rsid="00080d19" officeooo:paragraph-rsid="00080d19" style:font-size-asian="12pt" style:font-size-complex="12pt"/>
    </style:style>
    <style:style style:name="P31" style:family="paragraph" style:parent-style-name="Table_20_Contents">
      <style:text-properties style:font-name="Ubuntu" fo:font-size="12pt" officeooo:rsid="00080d19" officeooo:paragraph-rsid="00080d19" style:font-name-asian="Droid Sans Fallback1" style:font-size-asian="10.5pt" style:font-name-complex="Liberation Mono" style:font-size-complex="12pt"/>
    </style:style>
    <style:style style:name="P32" style:family="paragraph" style:parent-style-name="Table_20_Contents">
      <style:text-properties style:font-name="Ubuntu" fo:font-size="12pt" officeooo:rsid="00090f29" officeooo:paragraph-rsid="00090f29"/>
    </style:style>
    <style:style style:name="P33" style:family="paragraph" style:parent-style-name="Table_20_Contents">
      <style:text-properties style:font-name="Ubuntu" fo:font-size="12pt" fo:font-weight="bold" officeooo:rsid="00080d19" officeooo:paragraph-rsid="00080d19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variant="normal" fo:text-transform="none" fo:color="#222222" style:font-name="Ubuntu" fo:font-size="12pt" fo:letter-spacing="normal" fo:font-style="normal" fo:font-weight="bold" style:font-name-asian="Droid Sans Fallback1" style:font-size-asian="12pt" style:font-weight-asian="bold" style:font-name-complex="Liberation Mono" style:font-size-complex="12pt" style:font-weight-complex="bold"/>
    </style:style>
    <style:style style:name="P35" style:family="paragraph" style:parent-style-name="Standard">
      <style:paragraph-properties fo:margin-left="0cm" fo:margin-right="0cm" fo:text-indent="1.199cm" style:auto-text-indent="false"/>
      <style:text-properties fo:font-variant="normal" fo:text-transform="none" fo:color="#222222" style:text-line-through-style="none" style:text-line-through-type="none" style:font-name="Ubuntu" fo:font-size="15pt" fo:font-style="normal" style:text-underline-style="none" fo:font-weight="bold" officeooo:rsid="00051efe" officeooo:paragraph-rsid="00051efe" style:text-blinking="false" fo:background-color="#ffffff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80d19" officeooo:paragraph-rsid="00080d19" style:font-size-asian="10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8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fo:font-style="italic" style:text-underline-style="none" fo:font-weight="normal" officeooo:rsid="0005e813" officeooo:paragraph-rsid="000a979e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fo:font-style="italic" style:text-underline-style="none" fo:font-weight="normal" officeooo:rsid="000664d6" officeooo:paragraph-rsid="000664d6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rsid="00090f29" officeooo:paragraph-rsid="00080d19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officeooo:rsid="00090f29" officeooo:paragraph-rsid="00090f29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margin-left="0cm" fo:margin-right="0cm" fo:margin-top="0.212cm" fo:margin-bottom="0cm" style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style:text-underline-style="none" fo:font-weight="bold" officeooo:rsid="000a979e" officeooo:paragraph-rsid="00090f29" style:text-blinking="false" fo:background-color="transparent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664d6" officeooo:paragraph-rsid="000664d6" style:text-blinking="false" fo:background-color="transparent" style:font-size-asian="12pt" style:font-size-complex="12pt"/>
    </style:style>
    <style:style style:name="P45" style:family="paragraph" style:parent-style-name="Preformatted_20_Text">
      <style:paragraph-properties fo:margin-left="0cm" fo:margin-right="0cm" fo:text-indent="1.199cm" style:auto-text-indent="false"/>
      <style:text-properties style:font-name="Ubuntu" fo:font-size="12pt" fo:font-weight="normal" officeooo:rsid="00051efe" officeooo:paragraph-rsid="00051efe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margin-left="0cm" fo:margin-right="0cm" fo:text-indent="1.199cm" style:auto-text-indent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officeooo:rsid="00051efe" officeooo:paragraph-rsid="00051efe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Preformatted_20_Text">
      <style:paragraph-properties fo:margin-left="0cm" fo:margin-right="0cm" fo:text-indent="1.199cm" style:auto-text-indent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5e813" officeooo:paragraph-rsid="0005e813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paragraph-rsid="000f31d4" style:text-blinking="false" fo:background-color="transparent" style:font-size-asian="12pt" style:font-size-complex="12pt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ba329" officeooo:paragraph-rsid="000ba329" style:text-blinking="false" fo:background-color="transparent" style:font-size-asian="12pt" style:font-style-asian="normal" style:font-size-complex="12pt" style:font-style-complex="normal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officeooo:rsid="000ba329" officeooo:paragraph-rsid="000ba329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51efe"/>
    </style:style>
    <style:style style:name="T2" style:family="text">
      <style:text-properties style:font-name="Ubuntu" fo:font-size="12pt" fo:font-weight="normal" officeooo:rsid="00051efe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0f31d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051efe" style:font-size-asian="12pt" style:font-weight-asian="normal" style:font-size-complex="12pt" style:font-weight-complex="normal"/>
    </style:style>
    <style:style style:name="T5" style:family="text">
      <style:text-properties fo:font-size="15pt" officeooo:rsid="00051efe" style:font-size-asian="13.1000003814697pt" style:font-size-complex="15pt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officeooo:rsid="00051ef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ize-asian="12pt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03d4ce" style:text-blinking="false" fo:background-color="transparent" loext:char-shading-value="0" style:font-size-asian="12p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051efe" style:text-blinking="false" fo:background-color="transparent" loext:char-shading-value="0" style:font-size-asian="12p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051efe" style:text-blinking="false" fo:background-color="transparent" loext:char-shading-value="0" style:font-size-asian="12pt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051efe" style:text-blinking="false" fo:background-color="transparent" loext:char-shading-value="0" style:font-size-asian="12pt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05e813" style:text-blinking="false" fo:background-color="transparent" loext:char-shading-value="0" style:font-size-asian="12pt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0b90ae" style:text-blinking="false" fo:background-color="transparent" loext:char-shading-value="0" style:font-size-asian="12pt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officeooo:rsid="000b90ae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0ba329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0b90ae" style:text-blinking="false" fo:background-color="transparent" loext:char-shading-value="0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0ba329" style:text-blinking="false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0ba32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0ba329" style:text-blinking="false" fo:background-color="transparent" loext:char-shading-value="0" style:font-size-asian="12pt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ba329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a979e" style:text-blinking="false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af579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a979e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af579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ba329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0cf1cb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Ubuntu" fo:font-size="12pt" fo:font-style="italic" style:text-underline-style="none" fo:font-weight="normal" officeooo:rsid="000af579" style:text-blinking="false" fo:background-color="#ffffff" loext:char-shading-value="0" style:font-size-asian="12pt" style:font-style-asian="italic" style:font-size-complex="12pt" style:font-style-complex="italic"/>
    </style:style>
    <style:style style:name="T33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fo:font-style="italic" style:text-underline-style="none" officeooo:rsid="000ba329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font-name="Ubuntu" fo:font-size="12pt" fo:letter-spacing="normal" fo:font-weight="normal" officeooo:rsid="000af579" style:font-size-asian="10.5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Ubuntu" fo:font-size="12pt" fo:letter-spacing="normal" fo:font-weight="normal" officeooo:rsid="000af57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fo:letter-spacing="normal" fo:font-style="normal" style:font-size-asian="12pt" style:font-size-complex="12pt"/>
    </style:style>
    <style:style style:name="T39" style:family="text">
      <style:text-properties fo:font-variant="normal" fo:text-transform="none" fo:color="#222222" style:font-name="Ubuntu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text-underline-style="solid" style:text-underline-width="auto" style:text-underline-color="font-color" fo:background-color="transparent" loext:char-shading-value="0"/>
    </style:style>
    <style:style style:name="T41" style:family="text">
      <style:text-properties officeooo:rsid="0005e813" style:font-weight-asian="normal" style:font-weight-complex="normal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0664d6"/>
    </style:style>
    <style:style style:name="T44" style:family="text">
      <style:text-properties fo:font-style="normal" fo:font-weight="normal" style:font-size-asian="12pt" style:font-size-complex="12pt"/>
    </style:style>
    <style:style style:name="T45" style:family="text">
      <style:text-properties fo:font-style="normal" fo:font-weight="normal" officeooo:rsid="00080d19" style:font-size-asian="12pt" style:font-size-complex="12pt"/>
    </style:style>
    <style:style style:name="T46" style:family="text">
      <style:text-properties officeooo:rsid="00080d19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00b90ae" style:font-style-asian="normal" style:font-weight-asian="normal" style:text-emphasize="none"/>
    </style:style>
    <style:style style:name="T49" style:family="text">
      <style:text-properties style:font-size-asian="12pt" style:font-size-complex="12pt"/>
    </style:style>
    <style:style style:name="T50" style:family="text">
      <style:text-properties officeooo:rsid="0005e813" style:font-size-asian="12pt" style:font-size-complex="12pt"/>
    </style:style>
    <style:style style:name="T51" style:family="text">
      <style:text-properties officeooo:rsid="00080d19" style:font-size-asian="12pt" style:font-size-complex="12pt"/>
    </style:style>
    <style:style style:name="T52" style:family="text">
      <style:text-properties officeooo:rsid="00090f29" style:font-size-asian="12pt" style:font-size-complex="12pt"/>
    </style:style>
    <style:style style:name="T53" style:family="text">
      <style:text-properties officeooo:rsid="000a979e" style:font-size-asian="12pt" style:font-size-complex="12pt"/>
    </style:style>
    <style:style style:name="T54" style:family="text">
      <style:text-properties officeooo:rsid="000af579"/>
    </style:style>
    <style:style style:name="T55" style:family="text">
      <style:text-properties officeooo:rsid="000b90ae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fo:font-weight="normal" style:font-style-asian="italic" style:font-style-complex="italic"/>
    </style:style>
    <style:style style:name="T58" style:family="text">
      <style:text-properties officeooo:rsid="00112a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5">Дарья Трофимова, </text:span></text:p>
      <text:p text:style-name="P35"><text:tab/><text:tab/><text:tab/><text:tab/><text:tab/><text:tab/><text:tab/><text:tab/><text:tab/><text:tab/><text:tab/><text:tab/><text:tab/><text:tab/>НИУ ВШЭ</text:p>
      <text:p text:style-name="P35"/>
      <text:p text:style-name="P10"><text:bookmark text:name="docs-internal-guid-6a316261-8cdd-dbfa-5eb9-738a6627b3c9"/>Вычисление семантической близости лексем <text:span text:style-name="T58">графовыми методами</text:span></text:p>
      <text:p text:style-name="P3"/>
      <text:p text:style-name="P20"><text:tab/>Введение</text:p>
      <text:p text:style-name="P20"/>
      <text:p text:style-name="P4">Целью <text:s/>проекта было <text:span text:style-name="T1">вычисление</text:span> метрики семантической близости для пар лексем <text:span text:style-name="T1">графовыми методами</text:span>. <text:span text:style-name="T1">Задачей </text:span>проекта являлось построение графа, <text:span text:style-name="T1">который позволяет получать оценку семантической близости лексем на основании заданных параметров близости.</text:span></text:p>
      <text:p text:style-name="P9"><text:span text:style-name="T2">Исходным материалом, на основании которого был построен итоговый граф, является частотный корпус биграмм, построенный по биграммам русскоязычной Википедии (</text:span><text:span text:style-name="T3">'</text:span><text:span text:style-name="T2">Wikipedia co-occurence scores', </text:span><text:a xlink:type="simple" xlink:href="http://russe.nlpub.ru/task"><text:span text:style-name="T2">http://russe.nlpub.ru/task</text:span></text:a><text:span text:style-name="T2">), состоящий из ~265 млн биграмм, а также частотный словарь русского языка (</text:span><text:a xlink:type="simple" xlink:href="https://s3-eu-west-1.amazonaws.com/dsl-research/wiki/freq.csv"><text:span text:style-name="T2">https://s3-eu-west-1.amazonaws.com/dsl-research/wiki/freq.csv</text:span></text:a><text:span text:style-name="T2">), состоящий из 1,2 млн слов и тестовый се</text:span><text:span text:style-name="T4">т (</text:span><text:span text:style-name="T39">http://russe.nlpub.ru/task/hj-sample.csv</text:span><text:span text:style-name="T37">)</text:span><text:span text:style-name="T36"> из пар лексем и человеческой оценки семантической близости между ними.</text:span></text:p>
      <text:p text:style-name="P45">Лингвистическим обоснованием для расчета семантической близости слов на основании графа является следующая гипотеза: </text:p>
      <text:p text:style-name="P5"><text:span text:style-name="T11">Е</text:span><text:span text:style-name="T10">сли два слова встречаются в одном и том же контексте, т.е. связаны с одинаковыми соседними узлам</text:span><text:span text:style-name="T11">и, или е</text:span><text:span text:style-name="T9">сли между двумя словами имеется путь, не превышающий n р</text:span><text:span text:style-name="T12">ёбе</text:span><text:span text:style-name="T9">р, то они могут обладать некоторой семантической схожестью.</text:span></text:p>
      <text:p text:style-name="P5"/>
      <text:p text:style-name="P46">Построение графа</text:p>
      <text:p text:style-name="P7"/>
      <text:p text:style-name="P6"><text:span text:style-name="T41">Из первых 30 млн наиболее частотных биграмм было построено</text:span><text:bookmark text:name="docs-internal-guid-13e289b9-8cf6-5a25-8653-11241aa01861"/><text:span text:style-name="T41"> </text:span><text:span text:style-name="T13">три взвешенных ненаправленных графа - </text:span><text:span text:style-name="T9">по 10 млн биграмм </text:span><text:span text:style-name="T14">для каждого графа</text:span><text:span text:style-name="T9">, начиная с самых частотных (от 236078 </text:span><text:span text:style-name="T14">случаев совместной встречаемости) </text:span><text:span text:style-name="T9"><text:s/>до </text:span><text:span text:style-name="T14">менее частотных</text:span><text:span text:style-name="T9"> </text:span><text:span text:style-name="T14">(</text:span><text:span text:style-name="T9">30 употреблений). </text:span></text:p>
      <text:p text:style-name="P47">Структура графа следующая:</text:p>
      <text:p text:style-name="P23"><text:bookmark text:name="docs-internal-guid-13e2899a-8cf5-3d26-19d9-1a31948ac652"/><text:span text:style-name="T7"><text:tab/>- </text:span><text:span text:style-name="T6">ребро <text:s/>— <text:s/>совместная встречаемость двух лемм</text:span></text:p>
      <text:p text:style-name="P48"><text:tab/>- вес ребра — <text:s/>мера взаимной информации биграмма</text:p>
      <text:p text:style-name="P25">Мера взаимной информации (PMI) рассчитывалась по формуле:</text:p>
      <text:p text:style-name="P28"><text:span text:style-name="T8">PMI = log ( </text:span><text:span text:style-name="T40">(P(word1, word2)</text:span></text:p>
      <text:p text:style-name="P11"><text:span text:style-name="T57"><text:tab/> <text:s text:c="11"/>(P(word1)*P(word2) )</text:span><text:span text:style-name="T42">,</text:span></text:p>
      <text:p text:style-name="P13">где <text:span text:style-name="T42">P(word1, word2) — условная вероятность биграмма, а P(word1) и P(word2) — вероятность одной лексемы. Вероятности рассчитывались на основании частот биграмм в корпусе из Википедии и частот слов из частотного словаря русского языка.</text:span></text:p>
      <text:p text:style-name="P14"><text:span text:style-name="T42"><text:tab/></text:span><text:span text:style-name="T43">После построения графа описанным выше образом, оказалось, что граф очень плотный:</text:span></text:p>
      <text:p text:style-name="P38">Number of nodes: 32867</text:p>
      <text:p text:style-name="P18">Number of edges: 8256581</text:p>
      <text:p text:style-name="P43"><text:soft-page-break/>Average degree: 502.4238</text:p>
      <text:p text:style-name="P44">Я разрядила граф, удалив из него ребра с отрицательным и нулевым весом:</text:p>
      <text:p text:style-name="P39">Number of nodes: 32867</text:p>
      <text:p text:style-name="P39">Number of edges: 7349799</text:p>
      <text:p text:style-name="P39">Average degree: 447.2449 </text:p>
      <text:p text:style-name="P14"><text:tab/><text:span text:style-name="T46">Та же процедура была выполнена для двух других графов (построенных из 10-20 и 20-30 млн биграмм).</text:span></text:p>
      <text:p text:style-name="P15"><text:span text:style-name="T50"><text:tab/></text:span><text:span text:style-name="T51">Таким образом, три графа, на которых выполнялись дальнейшие вычисления, были взвешенными, ненаправленными, плотными (</text:span><text:bookmark text:name="docs-internal-guid-13e289da-8d1e-3873-2c60-4a85fc2bc47d"/><text:span text:style-name="T51">density = </text:span><text:span text:style-name="T44">0.015287037</text:span><text:span text:style-name="T45">)</text:span><text:span text:style-name="T51">. Графы <text:s/>оказались несвязанными, поэтому вычислить среднюю длину пути и диаметр графа не удалось. </text:span></text:p>
      <text:p text:style-name="P15"><text:span text:style-name="T51"><text:tab/></text:span><text:span text:style-name="T52">Для <text:s/>оптимизации работы с графами и улучшения меры оценки близости было решено разрядить графы, удалив ребра с несущественным весом. Для этого были рассчитаны минимальные и максимальные значения весов в графе, среднее, <text:s/>а также среднее квадратичное отклонение.</text:span></text:p>
      <text:p text:style-name="P40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32">Min_weight</text:p>
          </table:table-cell>
          <table:table-cell table:style-name="Таблица1.A1" office:value-type="string">
            <text:p text:style-name="P32">Max_weight</text:p>
          </table:table-cell>
          <table:table-cell table:style-name="Таблица1.A1" office:value-type="string">
            <text:p text:style-name="P32">Mean</text:p>
          </table:table-cell>
          <table:table-cell table:style-name="Таблица1.D1" office:value-type="string">
            <text:p text:style-name="P32">Std dev</text:p>
          </table:table-cell>
        </table:table-row>
        <table:table-row>
          <table:table-cell table:style-name="Таблица1.A2" office:value-type="string">
            <text:p text:style-name="P41">7.36308432558e-07 </text:p>
          </table:table-cell>
          <table:table-cell table:style-name="Таблица1.A2" office:value-type="string">
            <text:p text:style-name="P41">12.8589113957</text:p>
          </table:table-cell>
          <table:table-cell table:style-name="Таблица1.A2" office:value-type="string">
            <text:p text:style-name="P41">1.61709198859</text:p>
          </table:table-cell>
          <table:table-cell table:style-name="Таблица1.D2" office:value-type="string">
            <text:p text:style-name="P41">0.997544108229</text:p>
          </table:table-cell>
        </table:table-row>
      </table:table>
      <text:p text:style-name="P40"><text:tab/></text:p>
      <text:p text:style-name="P16"><text:span text:style-name="T49"><text:tab/></text:span><text:span text:style-name="T53">В дальнейшей работе над проектом по вычислению семантической близости лексем я планирую разрядить граф от ребер, вес которых меньше значения среднего квадратичного отклонения.</text:span></text:p>
      <text:p text:style-name="P42"><text:tab/>Расчет семантической близости</text:p>
      <text:p text:style-name="P12"><text:span text:style-name="T46"><text:tab/></text:span><text:bookmark text:name="docs-internal-guid-7b7f25f6-8d47-7dec-00a4-733b940688a9"/><text:span text:style-name="T46">Расчет семантической близости двух лексем проводился по следующему алгоритму.</text:span></text:p>
      <text:p text:style-name="P19"><text:span text:style-name="T28"><text:tab/>Сначала находился</text:span><text:span text:style-name="T27"> кратчайший путь между двумя словами. </text:span><text:span text:style-name="T28">С</text:span><text:span text:style-name="T27">амым быстрым способом поиска пути оказался алгоритм двустороннего поиска </text:span><text:span text:style-name="T24">bidirectional Dijkstra’s Algorith</text:span><text:span text:style-name="T25">m. </text:span><text:span text:style-name="T26">В отличие от алгоритмов одностороннего поиска, которые распространяют область поиска в виде «сферы» идущей от узла-источника <text:s/>по прилегающим узлам (т. е. радиус сферы и будет кратчайшим путем), этот алгоритм распространяет область поиска в виде двух сфер, от узла-источника и от конечного узла, <text:s/>то есть создавая две сферы радиусом в половину сферы при одностороннем поиске ( <text:s/></text:span><text:span text:style-name="T32">V(bidirect) = 2*pi*r/2*r/2, V(one-direct) = pi*r*r </text:span><text:span text:style-name="T26">). <text:s/>В итоге bidirectional Dijkstra’s Algorith</text:span><text:span text:style-name="T25">m <text:s/></text:span><text:span text:style-name="T26">расчитывал кратчайший путь между двумя узлами </text:span><text:span text:style-name="T27">почти в 3 раза быстрее, чем </text:span><text:span text:style-name="T29">другие опробованные алгоритмы </text:span><text:span text:style-name="T27">односторонн</text:span><text:span text:style-name="T29">его</text:span><text:span text:style-name="T27"> поис</text:span><text:span text:style-name="T28">к</text:span><text:span text:style-name="T29">а.</text:span></text:p>
      <text:p text:style-name="P19"><text:span text:style-name="T29"><text:tab/>Е</text:span><text:span text:style-name="T28">с</text:span><text:span text:style-name="T27">ли между узлами существует путь </text:span><text:span text:style-name="T29">и он не превышает заранее заданной максимальной длины пути (тестировалось с max_length = 8), то </text:span><text:span text:style-name="T27"><text:s/></text:span><text:span text:style-name="T29">рассчитывалась </text:span><text:span text:style-name="T27">мер</text:span><text:span text:style-name="T29">а </text:span><text:span text:style-name="T27">семантической близости на основании весов ребер в пути </text:span><text:span text:style-name="T29">по формуле:</text:span></text:p>
      <text:p text:style-name="P17"><text:span text:style-name="T56">Σ(edges_weight)/len(path)</text:span>, </text:p>
      <text:p text:style-name="P17"><text:span text:style-name="T54">т.е. </text:span>сумма весов ребер, деленная на длину пути.</text:p>
      <text:p text:style-name="P17"><text:tab/><text:span text:style-name="T55">Для тестового сета, состоящего из 66 слов, были получены таким образом меры семантической близости на трех построенных графах. Итоговая оценка близости рассчитывалась как среднее трех оценок:</text:span></text:p>
      <text:p text:style-name="P24"><text:soft-page-break/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30">слово1</text:p>
          </table:table-cell>
          <table:table-cell table:style-name="Таблица2.A1" office:value-type="string">
            <text:p text:style-name="P30">слово2</text:p>
          </table:table-cell>
          <table:table-cell table:style-name="Таблица2.A1" office:value-type="string">
            <text:p text:style-name="P30">Оценка эксперта</text:p>
          </table:table-cell>
          <table:table-cell table:style-name="Таблица2.A1" office:value-type="string">
            <text:p text:style-name="P30">Граф-1</text:p>
          </table:table-cell>
          <table:table-cell table:style-name="Таблица2.A1" office:value-type="string">
            <text:p text:style-name="P30">Граф-2</text:p>
          </table:table-cell>
          <table:table-cell table:style-name="Таблица2.A1" office:value-type="string">
            <text:p text:style-name="P30">Граф-3</text:p>
          </table:table-cell>
          <table:table-cell table:style-name="Таблица2.G1" office:value-type="string">
            <text:p text:style-name="P31">Итоговая оценка</text:p>
          </table:table-cell>
        </table:table-row>
        <table:table-row>
          <table:table-cell table:style-name="Таблица2.A2" office:value-type="string">
            <text:p text:style-name="P26">усмешка</text:p>
          </table:table-cell>
          <table:table-cell table:style-name="Таблица2.A2" office:value-type="string">
            <text:p text:style-name="P26">улыбка</text:p>
          </table:table-cell>
          <table:table-cell table:style-name="Таблица2.A2" office:value-type="string">
            <text:p text:style-name="P33">0.<text:span text:style-name="T55">622222</text:span></text:p>
          </table:table-cell>
          <table:table-cell table:style-name="Таблица2.A2" office:value-type="string">
            <text:p text:style-name="P1"><text:span text:style-name="T47">0.</text:span><text:span text:style-name="T48">57970256</text:span></text:p>
            <text:p text:style-name="P36"/>
            <text:p text:style-name="P30"/>
          </table:table-cell>
          <table:table-cell table:style-name="Таблица2.A2" office:value-type="string">
            <text:p text:style-name="P37">0.854596512</text:p>
          </table:table-cell>
          <table:table-cell table:style-name="Таблица2.A2" office:value-type="string">
            <text:p text:style-name="P37">0.0</text:p>
            <text:p text:style-name="P29"/>
          </table:table-cell>
          <table:table-cell table:style-name="Таблица2.G2" office:value-type="string">
            <text:p text:style-name="P34">0.47809969066</text:p>
          </table:table-cell>
        </table:table-row>
      </table:table>
      <text:p text:style-name="P5"/>
      <text:p text:style-name="P5"/>
      <text:p text:style-name="P21"><text:span text:style-name="T9"><text:tab/></text:span><text:span text:style-name="T15">Таким образом, человеческая оценка близости и полученная итоговая оценка близки, <text:s/>что подтверждает гипотезу о том, что методами комплексных сетей возможно рассчитывать семантическую схожесть лексем. </text:span></text:p>
      <text:p text:style-name="P21"><text:span text:style-name="T15"><text:tab/></text:span><text:span text:style-name="T22">Но,</text:span><text:span text:style-name="T15"> так как я проверяла только метод расчета близости слов только на основании кратчайшего пути, мера семантической схожести довольно часто не совпадает с экспертной оценкой, так как путь, по которому два узла могут быть соединены в полученных графах, часто не представляет собой связной семантической цепочки между двумя лексемами.</text:span></text:p>
      <text:p text:style-name="P22"><text:span text:style-name="T17"><text:tab/>Например, для п</text:span><text:span text:style-name="T16">ар</text:span><text:span text:style-name="T17">ы</text:span><text:span text:style-name="T16"> слов </text:span><text:span text:style-name="T33">петух — петушок </text:span><text:span text:style-name="T19">была получена следующая о</text:span><text:span text:style-name="T16">ценка близости: <text:s/></text:span><text:span text:style-name="T38">0.50633994447</text:span><text:span text:style-name="T18">, и следующая о</text:span><text:span text:style-name="T16">ценка экспертом: </text:span><text:span text:style-name="T34">0.952381. </text:span><text:span text:style-name="T20">Как видно, они </text:span></text:p>
      <text:p text:style-name="P22"><text:span text:style-name="T20">различаются, но оценка моей системы говорит о том, что слова скорее похожи, чем нет, что в общем совпадает с экспертной оценкой. Тем не менее, один из п</text:span><text:span text:style-name="T16">ут</text:span><text:span text:style-name="T18">ей,</text:span><text:span text:style-name="T16"> по которому </text:span><text:span text:style-name="T18">оценка</text:span><text:span text:style-name="T16"> была получена <text:s/></text:span><text:span text:style-name="T35">— </text:span><text:span text:style-name="T34">петух; век; тихий; орган; апрель; редакция; большой; петушок — </text:span><text:span text:style-name="T20">как цепочка слов не представляет собой более-менее семантически связанной последовательности, что является минусом подхода, основанного исключительно на кратчайшем пути.</text:span></text:p>
      <text:p text:style-name="P49"/>
      <text:p text:style-name="P22"><text:span text:style-name="T20"><text:tab/></text:span><text:span text:style-name="T23">Заключение</text:span></text:p>
      <text:p text:style-name="P50"/>
      <text:p text:style-name="P22"><text:span text:style-name="T23"><text:tab/></text:span><text:span text:style-name="T21">По результатам проекта по вычислению семантической близости лексем графовыми методами подтвердилась гипотеза о возможности оценки семантической близости лексем на основании общего пути между ними. </text:span></text:p>
      <text:p text:style-name="P22"><text:span text:style-name="T21">Таким образом,</text:span><text:bookmark text:name="docs-internal-guid-874b9774-8d6d-1c92-f3a7-d1b3185dc213"/><text:span text:style-name="T21"> </text:span><text:span text:style-name="T16">представление взаимной встречаемости лексем в виде комплексной сети позволяет оценить семантическую близость слов, </text:span><text:span text:style-name="T18">а </text:span><text:span text:style-name="T16">качество оценки зависит от способа определения структуры близости. </text:span><text:span text:style-name="T18">В данном проекте</text:span><text:span text:style-name="T16"> был </text:span><text:span text:style-name="T18">использован</text:span><text:span text:style-name="T16"> способа определения структуры близости </text:span><text:span text:style-name="T18">в виде</text:span><text:span text:style-name="T16"> кратчайшего пути.</text:span></text:p>
      <text:p text:style-name="Preformatted_20_Text"><text:span text:style-name="T27"><text:tab/></text:span><text:span text:style-name="T30">По результатам проекта можно также заключить, что </text:span><text:span text:style-name="T27">путь как вероятная последовательность лексем не всегда представляет собой последовательность слов, связанных по смыслу, </text:span><text:span text:style-name="T30">что сущестенно снижает качество оценки схожести лексем этим методом. </text:span><text:span text:style-name="T27"><text:s/></text:span><text:span text:style-name="T31">Поэтому в ближайших работах над проектов я планирую </text:span><text:span text:style-name="T27">проверить гипотезу по оценке семантической близости на основании общих соседей и </text:span><text:span text:style-name="T31">кластеров.</text:span></text:p>
      <text:p text:style-name="P50"/>
      <text:p text:style-name="P27"/>
      <text:p text:style-name="P2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15:33:20.962797143</dc:date>
    <meta:generator>LibreOffice/4.2.7.2$Linux_X86_64 LibreOffice_project/420m0$Build-2</meta:generator>
    <meta:editing-duration>PT6M41S</meta:editing-duration>
    <meta:editing-cycles>4</meta:editing-cycles>
    <meta:document-statistic meta:table-count="2" meta:image-count="0" meta:object-count="0" meta:page-count="3" meta:paragraph-count="67" meta:word-count="858" meta:character-count="6584" meta:non-whitespace-character-count="5696"/>
  </office:meta>
</office:document-meta>
</file>